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/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Семья</text:span><text:tab/></text:p>
      <text:p text:style-name="Standard">Пушкин женат. Он семьянин. У него жена и дети, за благополучие которых он в ответе пред Богом. Жизнь поставила перед ним новые вопросы: каковы должны быть отношение между членами семьи? Какова роль отца в семье? Какова роль матери? Как воспитывать детей? Для чего семья, её цель? </text:p>
      <text:p text:style-name="Standard"><text:tab/>На эти вопросы он ответил в «Капитанской дочке», романе, написать который он обещал еще а лирическом отступлении III главы «Евгения Онегина» (1824 г).</text:p>
      <text:p text:style-name="Standard"/>
      <text:p text:style-name="Standard">Быть может, волею небес,<text:line-break/>Я перестану быть поэтом,<text:line-break/>[В меня вселится новый бес,]</text:p>
      <text:p text:style-name="Standard">И, Фебовы презрев угрозы,<text:line-break/>Унижусь до смиренной прозы;<text:line-break/>Тогда роман на старый лад<text:line-break/>Займет веселый мой закат...</text:p>
      <text:p text:style-name="Standard"><text:line-break/>Не муки тайные злодейства<text:line-break/>Я грозно в нем изображу,<text:line-break/>Но просто вам перескажу<text:line-break/>Преданья русского семейства,<text:line-break/>Любви пленительные сны<text:line-break/>Да нравы нашей старины.</text:p>
      <text:p text:style-name="Standard"/>
      <text:p text:style-name="Standard">Но ведь еще до «Капитанской дочки» была книга, которая уже дала ответ на многие из этих вопросов — это «Домострой». И мы чувствуем, что Пушкиным она изучена. Поэту принадлежит слова: «Гений с одного взгляда открывает истину». И с прозорливостью гения увидев её суть, её рациональные зерна, а следовательно, православную точку зрения на семью (в основе «Домостроя» лежит учение святых отцов о семье, хозяйстве) он создает (излагает) свой взгляд в этом произведении.</text:p>
      <text:p text:style-name="Standard"/>
      <text:p text:style-name="Standard">[Слава человека — от чести отца его], а позор детям — в мать в бесславии [Сирах 3, 11]</text:p>
      <text:p text:style-name="Standard"/>
      <text:p text:style-name="Standard">Сын! Прими отца твоего в старости его и не огорчай его в жизни его... <text:s/>ибо милосердие к отцу не забыть; несмотря на грехи твои, благосостояние твоё умножится. <text:s/>[Сирах 3, 12-14]</text:p>
      <text:p text:style-name="Standard"/>
      <text:p text:style-name="Standard">А.С, Пушкин и сам просил благословения на брак:</text:p>
      <text:p text:style-name="Standard">«Я прошу вашего благословения не как простую формальность, а потому, что необходимо для нашего счастия. Пусть вторая половина моей жизни принесет вам больше утешения, чем печальная моя юность» [апрель 1830 г., черновик]</text:p>
      <text:p text:style-name="Standard"/>
      <text:p text:style-name="Standard">Исследователи творчества А.С. Пушкина отмечают его автобиографизм. Это значит, что жизгь 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/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0-20T19:43:18</meta:creation-date>
    <dc:date>2015-10-20T20:54:29</dc:date>
    <meta:editing-duration>PT54M50S</meta:editing-duration>
    <meta:editing-cycles>2</meta:editing-cycles>
    <meta:generator>OpenOffice/4.1.1$Unix OpenOffice.org_project/411m6$Build-9775</meta:generator>
    <meta:document-statistic meta:table-count="0" meta:image-count="0" meta:object-count="0" meta:page-count="1" meta:paragraph-count="12" meta:word-count="293" meta:character-count="1854"/>
  </office:meta>
</office:document-meta>
</file>